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ellClassFunctions" style:family="table">
      <style:table-properties style:width="6.9271in" fo:margin-left="0in" table:align="left"/>
    </style:style>
    <style:style style:name="CellClassFunctions.A" style:family="table-column">
      <style:table-column-properties style:column-width="1.2813in"/>
    </style:style>
    <style:style style:name="CellClassFunctions.B" style:family="table-column">
      <style:table-column-properties style:column-width="1.8021in"/>
    </style:style>
    <style:style style:name="CellClassFunctions.C" style:family="table-column">
      <style:table-column-properties style:column-width="3.8438in"/>
    </style:style>
    <style:style style:name="CellClassFunc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CellClassFunctions.C1" style:family="table-cell">
      <style:table-cell-properties fo:padding="0.0382in" fo:border="0.05pt solid #000000"/>
    </style:style>
    <style:style style:name="CellClassFunctions.A2" style:family="table-cell">
      <style:table-cell-properties fo:padding="0.0382in" fo:border-left="0.05pt solid #000000" fo:border-right="none" fo:border-top="none" fo:border-bottom="0.05pt solid #000000"/>
    </style:style>
    <style:style style:name="CellClassFuncti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813in"/>
    </style:style>
    <style:style style:name="Table1.B" style:family="table-column">
      <style:table-column-properties style:column-width="1.8021in"/>
    </style:style>
    <style:style style:name="Table1.C" style:family="table-column">
      <style:table-column-properties style:column-width="3.8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fo:font-size="12pt" style:font-size-asian="10.5pt" style:font-size-complex="12pt"/>
    </style:style>
    <style:style style:name="P7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.9898in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.4898in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ddie Peters</text:p>
      <text:p text:style-name="Standard">CS 162 OSU W14</text:p>
      <text:p text:style-name="Standard">1/19/14</text:p>
      <text:p text:style-name="Standard"/>
      <text:p text:style-name="P5">Conway's Life Initial Design Document</text:p>
      <text:p text:style-name="P1"/>
      <text:p text:style-name="P4">Structure</text:p>
      <text:p text:style-name="P2"/>
      <text:p text:style-name="P6">My design of life will be built with three classes, one for cells (called Cells), one for collections of cells, which I will call Boards, and one for games, which will provide the user interface for running a game.</text:p>
      <text:p text:style-name="P6">The Boards and Cells classes and all their functions will be defined in an interface/implementation file pair called life (life.h and life.cpp).</text:p>
      <text:p text:style-name="P6">Boards will come with no loaded configurations, but several will be provided as constants in the life library. The user will be able to define more as he/she wants and load them into the interface using a method of the Game class.</text:p>
      <text:p text:style-name="P6"/>
      <text:p text:style-name="P9">Algorithm</text:p>
      <text:p text:style-name="P9">(for making successive generations)</text:p>
      <text:p text:style-name="P10"/>
      <text:list xml:id="list10552747341" text:style-name="L1">
        <text:list-item>
          <text:p text:style-name="P12">An initial configuration will be loaded by filling an array with boolean values.</text:p>
        </text:list-item>
        <text:list-item>
          <text:p text:style-name="P12">The next generation will be calculated by leaving the original array intact and filling a second array by determining the fate of each element in the first array.</text:p>
        </text:list-item>
        <text:list-item>
          <text:p text:style-name="P12">The first array will be replaced by the second.</text:p>
        </text:list-item>
        <text:list-item>
          <text:p text:style-name="P12">Return to step 2 until a generation produces no change or the user issues a keyboard interrupt.</text:p>
        </text:list-item>
      </text:list>
      <text:p text:style-name="P11"/>
      <text:p text:style-name="P4">Classes and Functions</text:p>
      <text:p text:style-name="P4"/>
      <text:p text:style-name="P4"><text:tab/><text:tab/><text:span text:style-name="T1">Game class</text:span></text:p>
      <text:p text:style-name="P4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Member</text:p>
          </table:table-cell>
          <table:table-cell table:style-name="Table1.A1" office:value-type="string">
            <text:p text:style-name="P15">Description</text:p>
          </table:table-cell>
          <table:table-cell table:style-name="Table1.C1" office:value-type="string">
            <text:p text:style-name="P15">Input/Work/Output</text:p>
          </table:table-cell>
        </table:table-row>
        <table:table-row>
          <table:table-cell table:style-name="Table1.A2" office:value-type="string">
            <text:p text:style-name="P15">Public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C2" office:value-type="string">
            <text:p text:style-name="P18"/>
          </table:table-cell>
        </table:table-row>
      </table:table>
      <text:p text:style-name="P4"><text:span text:style-name="T1"/></text:p>
      <text:p text:style-name="P3"/>
      <text:p text:style-name="P14">Cell class</text:p>
      <text:p text:style-name="P7"/>
      <table:table table:name="CellClassFunctions" table:style-name="CellClassFunctions">
        <table:table-column table:style-name="CellClassFunctions.A"/>
        <table:table-column table:style-name="CellClassFunctions.B"/>
        <table:table-column table:style-name="CellClassFunctions.C"/>
        <table:table-row>
          <table:table-cell table:style-name="CellClassFunctions.A1" office:value-type="string">
            <text:p text:style-name="P15">Member</text:p>
          </table:table-cell>
          <table:table-cell table:style-name="CellClassFunctions.A1" office:value-type="string">
            <text:p text:style-name="P15">Description</text:p>
          </table:table-cell>
          <table:table-cell table:style-name="CellClassFunctions.C1" office:value-type="string">
            <text:p text:style-name="P15">Input/Work/Output</text:p>
          </table:table-cell>
        </table:table-row>
        <table:table-row>
          <table:table-cell table:style-name="CellClassFunctions.A2" office:value-type="string">
            <text:p text:style-name="P15">Public</text:p>
          </table:table-cell>
          <table:table-cell table:style-name="CellClassFunctions.A2" office:value-type="string">
            <text:p text:style-name="P17"/>
          </table:table-cell>
          <table:table-cell table:style-name="CellClassFunctions.C2" office:value-type="string">
            <text:p text:style-name="P16"/>
          </table:table-cell>
        </table:table-row>
        <table:table-row>
          <table:table-cell table:style-name="CellClassFunctions.A2" office:value-type="string">
            <text:p text:style-name="P16">bool status()</text:p>
          </table:table-cell>
          <table:table-cell table:style-name="CellClassFunctions.A2" office:value-type="string">
            <text:p text:style-name="P16">Return value of private state variable, which stores the boolean value indicated alive (true) or dead (false)</text:p>
          </table:table-cell>
          <table:table-cell table:style-name="CellClassFunctions.C2" office:value-type="string">
            <text:p text:style-name="P16">In: none</text:p>
            <text:p text:style-name="P16"/>
            <text:p text:style-name="P16">Work:</text:p>
            <text:p text:style-name="P16"/>
            <text:p text:style-name="P16"><text:soft-page-break/>return state</text:p>
            <text:p text:style-name="P16"/>
            <text:p text:style-name="P16">Out:</text:p>
            <text:p text:style-name="P16"/>
            <text:p text:style-name="P16">value of state</text:p>
          </table:table-cell>
        </table:table-row>
        <table:table-row>
          <table:table-cell table:style-name="CellClassFunctions.A2" office:value-type="string">
            <text:p text:style-name="P16">int count_neigbors()</text:p>
          </table:table-cell>
          <table:table-cell table:style-name="CellClassFunctions.A2" office:value-type="string">
            <text:p text:style-name="P16">Counts the number of living neighbors (object must be embedded in an array)</text:p>
          </table:table-cell>
          <table:table-cell table:style-name="CellClassFunctions.C2" office:value-type="string">
            <text:p text:style-name="P16">In: array in which Cell is embedded, dimensions of this array, and location of the Cell in that array</text:p>
            <text:p text:style-name="P16"/>
            <text:p text:style-name="P16">Work:</text:p>
            <text:p text:style-name="P16"/>
            <text:p text:style-name="P16">location of current Cell:</text:p>
            <text:p text:style-name="P16"><text:tab/>r = row #</text:p>
            <text:p text:style-name="P16"><text:tab/>c = col #</text:p>
            <text:p text:style-name="P16"/>
            <text:p text:style-name="P16">Count following elements of containing array:</text:p>
            <text:p text:style-name="P16"/>
            <text:p text:style-name="P16">[r + -1][c + -1]</text:p>
            <text:p text:style-name="P16">[r + -1][c + 0]</text:p>
            <text:p text:style-name="P16">[r + -1][c + 1]</text:p>
            <text:p text:style-name="P16">[r + 0][c + -1]</text:p>
            <text:p text:style-name="P16">//Note: do not count actual cell's value [r + 0][c + 0]</text:p>
            <text:p text:style-name="P16">[r + 0][c + 1]</text:p>
            <text:p text:style-name="P16">[r + 1][c + -1]</text:p>
            <text:p text:style-name="P16">[r + 1][c + 0]</text:p>
            <text:p text:style-name="P16">[r + 1][c + 1]</text:p>
            <text:p text:style-name="P16"/>
            <text:p text:style-name="P16">To handle edges, modulate each index by the width or height of the containing array. For instance, if number of rows in array is 22, modulate r +1 above by 22.</text:p>
            <text:p text:style-name="P16"/>
            <text:p text:style-name="P16">Do so using the following loop:</text:p>
            <text:p text:style-name="P16"/>
            <text:p text:style-name="P16">for i in range(-1, 1)</text:p>
            <text:p text:style-name="P16"><text:tab/>for j in range (-1, 1)</text:p>
            <text:p text:style-name="P16"><text:tab/><text:tab/>if not (r = 0 &amp; c = 0)</text:p>
            <text:p text:style-name="P16"><text:tab/><text:tab/><text:tab/>//arrH is containing array height</text:p>
            <text:p text:style-name="P16"><text:tab/><text:tab/><text:tab/>//arrW is containing array width</text:p>
            <text:p text:style-name="P16"><text:tab/><text:tab/><text:tab/>numNeighbors +=</text:p>
            <text:p text:style-name="P16"><text:tab/><text:tab/><text:tab/><text:tab/>array[(r + i) % arrH][(c + j) % arrW].status()</text:p>
            <text:p text:style-name="P16"/>
            <text:p text:style-name="P16">Output:</text:p>
            <text:p text:style-name="P16"/>
            <text:p text:style-name="P16">return numNeighbors, the number of living neighbors surrounding the Cell</text:p>
            <text:p text:style-name="P16"/>
          </table:table-cell>
        </table:table-row>
        <table:table-row>
          <table:table-cell table:style-name="CellClassFunctions.A2" office:value-type="string">
            <text:p text:style-name="P16">bool next_state()</text:p>
          </table:table-cell>
          <table:table-cell table:style-name="CellClassFunctions.A2" office:value-type="string">
            <text:p text:style-name="P16">Returns next state of the cell based on number of living neighbors (object must be embedded in an array)</text:p>
          </table:table-cell>
          <table:table-cell table:style-name="CellClassFunctions.C2" office:value-type="string">
            <text:p text:style-name="P16">In: current bool value of var state</text:p>
            <text:p text:style-name="P16"/>
            <text:p text:style-name="P16">Work:</text:p>
            <text:p text:style-name="P16"/>
            <text:p text:style-name="P16">int neighbors = Cell.count_neigbors() //Count living neighbors</text:p>
            <text:p text:style-name="P16"/>
            <text:p text:style-name="P16">//throw exception here when number of neighbors &lt; 0 or &gt; 8</text:p>
            <text:p text:style-name="P16"/>
            <text:p text:style-name="P16">if <text:s/>state = true <text:s/>//currently alive</text:p>
            <text:p text:style-name="P16"><text:tab/>if neighbors &lt; 2 // (underpopulation)</text:p>
            <text:p text:style-name="P16"><text:tab/><text:tab/>return false //dead next time</text:p>
            <text:p text:style-name="P16"><text:s/><text:tab/>else if neighbors &lt; 4 // 2 &lt;= neighbors &lt;= 3 (balanced state)</text:p>
            <text:p text:style-name="P16"><text:soft-page-break/><text:tab/><text:tab/>return true //alive next time</text:p>
            <text:p text:style-name="P16"><text:tab/>else if neighbors <text:s/>// 4 &lt;= neighbors &lt;= 8 (overpopulation)</text:p>
            <text:p text:style-name="P16"><text:tab/><text:tab/>return false //dead next time</text:p>
            <text:p text:style-name="P16"><text:tab/>else //logic mistake or error occurred</text:p>
            <text:p text:style-name="P16"><text:tab/><text:tab/>print that something bad happened</text:p>
            <text:p text:style-name="P16"/>
            <text:p text:style-name="P16">else if state = false <text:s/>//currently dead</text:p>
            <text:p text:style-name="P16"><text:tab/>if neighbors = 3 //(reproduction)</text:p>
            <text:p text:style-name="P16"><text:tab/><text:tab/>return true //alive next time</text:p>
            <text:p text:style-name="P16"/>
            <text:p text:style-name="P16">else //boolean values stopped working like they used to</text:p>
            <text:p text:style-name="P16"><text:tab/>print that something bad happened</text:p>
            <text:p text:style-name="P16"><text:tab/></text:p>
            <text:p text:style-name="P16">//catch out of range neighbors exception here</text:p>
            <text:p text:style-name="P16"/>
            <text:p text:style-name="P16">Out: return statements above</text:p>
            <text:p text:style-name="P16"/>
            <text:p text:style-name="P16">Will return false (dead) or true (alive) according to above tree.</text:p>
            <text:p text:style-name="P16"/>
          </table:table-cell>
        </table:table-row>
        <table:table-row>
          <table:table-cell table:style-name="CellClassFunctions.A2" office:value-type="string">
            <text:p text:style-name="P15">Private</text:p>
          </table:table-cell>
          <table:table-cell table:style-name="CellClassFunctions.A2" office:value-type="string">
            <text:p text:style-name="P16"/>
          </table:table-cell>
          <table:table-cell table:style-name="CellClassFunctions.C2" office:value-type="string">
            <text:p text:style-name="P16"/>
          </table:table-cell>
        </table:table-row>
        <table:table-row>
          <table:table-cell table:style-name="CellClassFunctions.A2" office:value-type="string">
            <text:p text:style-name="P16">bool state</text:p>
          </table:table-cell>
          <table:table-cell table:style-name="CellClassFunctions.A2" office:value-type="string">
            <text:p text:style-name="P16">Current state of Cell (true = alive, false = dead)</text:p>
          </table:table-cell>
          <table:table-cell table:style-name="CellClassFunctions.C2" office:value-type="string">
            <text:p text:style-name="P16"/>
          </table:table-cell>
        </table:table-row>
      </table:table>
      <text:p text:style-name="P8"/>
      <text:p text:style-name="P8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die </meta:initial-creator>
    <meta:creation-date>2014-01-19T23:13:35</meta:creation-date>
    <meta:generator>LibreOffice/3.5$Linux_X86_64 LibreOffice_project/350m1$Build-2</meta:generator>
    <dc:date>2014-01-20T10:46:15</dc:date>
    <dc:creator>eddie </dc:creator>
    <meta:editing-duration>PT40M39S</meta:editing-duration>
    <meta:editing-cycles>5</meta:editing-cycles>
    <meta:document-statistic meta:table-count="2" meta:image-count="0" meta:object-count="0" meta:page-count="3" meta:paragraph-count="87" meta:word-count="604" meta:character-count="2989" meta:non-whitespace-character-count="2817"/>
  </office:meta>
</office:document-meta>
</file>